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1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elkrime Aries</meta:initial-creator>
    <meta:creation-date>2017-05-07T10:37:25.667135664</meta:creation-date>
    <dc:date>2020-10-20T22:57:43.761295601</dc:date>
    <meta:editing-duration>PT37M28S</meta:editing-duration>
    <meta:editing-cycles>12</meta:editing-cycles>
    <meta:generator>LibreOffice/6.3.4.2$Linux_X86_64 LibreOffice_project/60da17e045e08f1793c57c00ba83cdfce946d0aa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family="'Nimbus Roman No9 L'" style:font-style-name="Bold" style:font-family-generic="roman" fo:font-size="16pt" fo:font-weight="bold" style:font-size-asian="9pt" style:font-size-complex="9pt"/>
    </style:style>
    <style:style style:name="ch6" style:family="chart" style:data-style-name="N107">
      <style:chart-properties chart:display-label="true" chart:logarithmic="false" chart:minimum="0.39" chart:maximum="0.43" chart:origin="0" chart:interval-major="0.005" chart:reverse-direction="false" text:line-break="false" loext:try-staggering-first="false" chart:link-data-style-to-source="false" chart:axis-position="1"/>
      <style:graphic-properties svg:stroke-color="#b3b3b3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fill-color="#3232b2" draw:fill-hatch-name="Black_20_0_20_Degrees" dr3d:edge-rounding="5%"/>
      <style:text-properties fo:font-family="'Nimbus Roman'" style:font-style-name="Gras" fo:font-size="12pt" fo:font-weight="bold" style:font-size-asian="10pt" style:font-size-complex="10pt"/>
    </style:style>
    <style:style style:name="ch9" style:family="chart" style:data-style-name="N107">
      <style:chart-properties chart:link-data-style-to-source="true" chart:data-label-number="value" chart:data-label-text="false" chart:data-label-symbol="false"/>
      <style:graphic-properties draw:fill-color="#121282" draw:fill-hatch-name="Black_20_90_20_Degrees" dr3d:edge-rounding="5%"/>
      <style:text-properties fo:font-family="'Nimbus Roman'" style:font-style-name="Gras" fo:font-size="12pt" fo:font-weight="bold" style:font-size-asian="10pt" style:font-size-complex="10pt"/>
    </style:style>
    <style:style style:name="ch10" style:family="chart" style:data-style-name="N107">
      <style:chart-properties chart:link-data-style-to-source="true" chart:data-label-number="value" chart:data-label-text="false" chart:data-label-symbol="false"/>
      <style:graphic-properties draw:fill-color="#000050" draw:fill-hatch-name="Black_20_-45_20_Degrees" dr3d:edge-rounding="5%"/>
      <style:text-properties fo:font-family="'Nimbus Roman'" style:font-style-name="Gras" fo:font-size="12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01cm" svg:height="21.001cm" xlink:href="." xlink:type="simple" chart:class="chart:bar" chart:style-name="ch1">
        <chart:legend chart:legend-position="end" svg:x="28.02cm" svg:y="9.44cm" style:legend-expansion="high" chart:style-name="ch2"/>
        <chart:plot-area chart:style-name="ch3" chart:data-source-has-labels="both" svg:x="0.594cm" svg:y="0.42cm" svg:width="26.832cm" svg:height="18.846cm">
          <chartooo:coordinate-region svg:x="2.141cm" svg:y="0.699cm" svg:width="25.285cm" svg:height="17.761cm"/>
          <chart:axis chart:dimension="x" chart:name="primary-x" chart:style-name="ch4" chartooo:axis-type="auto">
            <chartooo:date-scale/>
            <chart:title svg:x="8.418cm" svg:y="19.686cm" chart:style-name="ch5">
              <text:p>variantes du score cumulatif à base du graphe</text:p>
            </chart:title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series chart:style-name="ch10" chart:values-cell-range-address="local-table.$D$2:.$D$7" chart:label-cell-address="local-table.$D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</table:table-cell>
              <table:table-cell office:value-type="string">
                <text:p>P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max GC0</text:p>
              </table:table-cell>
              <table:table-cell office:value-type="float" office:value="0.39584">
                <text:p>0.39584</text:p>
              </table:table-cell>
              <table:table-cell office:value-type="float" office:value="0.41231">
                <text:p>0.41231</text:p>
              </table:table-cell>
              <table:table-cell office:value-type="float" office:value="0.40261">
                <text:p>0.40261</text:p>
              </table:table-cell>
            </table:table-row>
            <table:table-row>
              <table:table-cell office:value-type="string">
                <text:p>max GC1</text:p>
              </table:table-cell>
              <table:table-cell office:value-type="float" office:value="0.4131">
                <text:p>0.4131</text:p>
              </table:table-cell>
              <table:table-cell office:value-type="float" office:value="0.42937">
                <text:p>0.42937</text:p>
              </table:table-cell>
              <table:table-cell office:value-type="float" office:value="0.42078">
                <text:p>0.42078</text:p>
              </table:table-cell>
            </table:table-row>
            <table:table-row>
              <table:table-cell office:value-type="string">
                <text:p>max GC2</text:p>
              </table:table-cell>
              <table:table-cell office:value-type="float" office:value="0.39441">
                <text:p>0.39441</text:p>
              </table:table-cell>
              <table:table-cell office:value-type="float" office:value="0.42126">
                <text:p>0.42126</text:p>
              </table:table-cell>
              <table:table-cell office:value-type="float" office:value="0.40683">
                <text:p>0.40683</text:p>
              </table:table-cell>
            </table:table-row>
            <table:table-row>
              <table:table-cell office:value-type="string">
                <text:p>max GC3</text:p>
              </table:table-cell>
              <table:table-cell office:value-type="float" office:value="0.39807">
                <text:p>0.39807</text:p>
              </table:table-cell>
              <table:table-cell office:value-type="float" office:value="0.41691">
                <text:p>0.41691</text:p>
              </table:table-cell>
              <table:table-cell office:value-type="float" office:value="0.40511">
                <text:p>0.40511</text:p>
              </table:table-cell>
            </table:table-row>
            <table:table-row>
              <table:table-cell office:value-type="string">
                <text:p>max GC4</text:p>
              </table:table-cell>
              <table:table-cell office:value-type="float" office:value="0.39973">
                <text:p>0.39973</text:p>
              </table:table-cell>
              <table:table-cell office:value-type="float" office:value="0.41861">
                <text:p>0.41861</text:p>
              </table:table-cell>
              <table:table-cell office:value-type="float" office:value="0.40858">
                <text:p>0.40858</text:p>
              </table:table-cell>
            </table:table-row>
            <table:table-row>
              <table:table-cell office:value-type="string">
                <text:p>max GC5</text:p>
              </table:table-cell>
              <table:table-cell office:value-type="float" office:value="0.40288">
                <text:p>0.40288</text:p>
              </table:table-cell>
              <table:table-cell office:value-type="float" office:value="0.4161">
                <text:p>0.4161</text:p>
              </table:table-cell>
              <table:table-cell office:value-type="float" office:value="0.40904">
                <text:p>0.40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</office:styles>
</office:document-styles>
</file>